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7" style:family="table-row">
      <style:table-row-properties style:min-row-height="0.425cm" fo:keep-together="always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8d607" officeooo:paragraph-rsid="0048d607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a59b6" officeooo:paragraph-rsid="004a59b6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normal" officeooo:rsid="004440ba" officeooo:paragraph-rsid="004440ba" style:font-size-asian="12pt" style:font-weight-asian="normal" style:font-name-complex="Helvetica" style:font-weight-complex="normal"/>
    </style:style>
    <style:style style:name="P14" style:family="paragraph" style:parent-style-name="Standard">
      <style:paragraph-properties style:snap-to-layout-grid="false"/>
      <style:text-properties style:font-name="Helvetica" fo:font-size="12pt" fo:font-weight="normal" officeooo:rsid="00479960" officeooo:paragraph-rsid="00479960" style:font-size-asian="12pt" style:font-weight-asian="normal" style:font-name-complex="Helvetica" style:font-weight-complex="normal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style:snap-to-layout-grid="false"/>
      <style:text-properties fo:font-size="12pt" officeooo:rsid="0050fc9a" officeooo:paragraph-rsid="0050fc9a" style:font-size-asian="12pt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3f9050" officeooo:paragraph-rsid="0050fc9a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rsid="004440ba" officeooo:paragraph-rsid="004440ba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92741" officeooo:paragraph-rsid="0048d607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0fc9a" officeooo:paragraph-rsid="0050fc9a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5219a4" officeooo:paragraph-rsid="005219a4" style:font-size-asian="12pt" style:font-name-complex="Helvetica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Helvetica" officeooo:rsid="005219a4" officeooo:paragraph-rsid="005219a4" style:font-name-complex="Helvetica"/>
    </style:style>
    <style:style style:name="P23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8" style:family="paragraph" style:parent-style-name="Heading_20_3">
      <style:paragraph-properties style:snap-to-layout-grid="false"/>
      <style:text-properties fo:font-weight="bold" style:font-weight-asian="bold"/>
    </style:style>
    <style:style style:name="P29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0" style:family="paragraph" style:parent-style-name="Heading_20_4">
      <style:text-properties officeooo:paragraph-rsid="003c80bc"/>
    </style:style>
    <style:style style:name="P31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42e655"/>
    </style:style>
    <style:style style:name="T2" style:family="text">
      <style:text-properties officeooo:rsid="0047daa9"/>
    </style:style>
    <style:style style:name="T3" style:family="text">
      <style:text-properties officeooo:rsid="004d900b"/>
    </style:style>
    <style:style style:name="T4" style:family="text">
      <style:text-properties officeooo:rsid="0050fc9a"/>
    </style:style>
    <style:style style:name="T5" style:family="text">
      <style:text-properties officeooo:rsid="005219a4"/>
    </style:style>
    <style:style style:name="T6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2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2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16">0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4">13.01</text:span>.201<text:span text:style-name="T2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7">- <text:span text:style-name="T4">Fill the DB</text:span></text:p>
            <text:p text:style-name="P17"><text:span text:style-name="T4">- Fix Project Plan</text:span></text:p>
            <text:p text:style-name="P17"><text:span text:style-name="T1">- Flight to Sweden to MDH Uni</text:span></text:p>
            <text:p text:style-name="P17">-<text:span text:style-name="T1"> Worked on Final presentation</text:span></text:p>
            <text:p text:style-name="P17"><text:span text:style-name="T1">- Attend the final present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0" text:outline-level="4">Problems</text:h>
          </table:table-cell>
        </table:table-row>
        <table:table-row table:style-name="Table2.2">
          <table:table-cell table:style-name="Table2.A2" office:value-type="string">
            <text:p text:style-name="P14"/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3">-<text:span text:style-name="T4">Complete the product</text:span></text:p>
            <text:p text:style-name="P13"><text:span text:style-name="T4">-Deliver the produc</text:span>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1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21">4</text:p>
          </table:table-cell>
          <table:table-cell table:style-name="Table4.A2" office:value-type="string">
            <text:p text:style-name="P21">Fix Project Plan (4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Team meeting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20">6</text:p>
          </table:table-cell>
          <table:table-cell table:style-name="Table4.A2" office:value-type="string">
            <text:p text:style-name="P20">Work on Final Presentation (6)</text:p>
          </table:table-cell>
          <table:table-cell table:style-name="Table4.D11" office:value-type="string">
            <text:p text:style-name="P2"/>
          </table:table-cell>
        </table:table-row>
        <table:table-row table:style-name="Table4.7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1">4</text:p>
          </table:table-cell>
          <table:table-cell table:style-name="Table4.A2" office:value-type="string">
            <text:p text:style-name="P21">Attended class (3)</text:p>
            <text:p text:style-name="P21"><text:span text:style-name="T4">Final Presentation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><text:span text:style-name="T3"/></text:p>
          </table:table-cell>
          <table:table-cell table:style-name="Table4.A2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1">1</text:p>
          </table:table-cell>
          <table:table-cell table:style-name="Table4.A10" office:value-type="string">
            <text:p text:style-name="P20">Weekly Report (<text:span text:style-name="T5">1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2">16</text:p>
          </table:table-cell>
          <table:table-cell table:style-name="Table4.A11" office:value-type="string">
            <text:p text:style-name="P15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3T20:54:26.075000000</dc:date>
    <meta:print-date>1998-10-09T11:53:00</meta:print-date>
    <meta:editing-cycles>75</meta:editing-cycles>
    <meta:editing-duration>PT5H16M7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45" meta:word-count="94" meta:character-count="519" meta:non-whitespace-character-count="469"/>
  </office:meta>
</office:document-meta>
</file>